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3.36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one_one_lstm_metrics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Metric</text:p>
          </table:table-cell>
          <table:table-cell table:style-name="ce1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mean_mse</text:p>
          </table:table-cell>
          <table:table-cell office:value-type="float" office:value="0.03242" calcext:value-type="float">
            <text:p>0.03242</text:p>
          </table:table-cell>
        </table:table-row>
        <table:table-row table:style-name="ro1">
          <table:table-cell office:value-type="string" calcext:value-type="string">
            <text:p>min_mse</text:p>
          </table:table-cell>
          <table:table-cell office:value-type="float" office:value="0.00054" calcext:value-type="float">
            <text:p>0.00054</text:p>
          </table:table-cell>
        </table:table-row>
        <table:table-row table:style-name="ro1">
          <table:table-cell office:value-type="string" calcext:value-type="string">
            <text:p>max_mse</text:p>
          </table:table-cell>
          <table:table-cell office:value-type="float" office:value="0.38006" calcext:value-type="float">
            <text:p>0.38006</text:p>
          </table:table-cell>
        </table:table-row>
        <table:table-row table:style-name="ro1">
          <table:table-cell office:value-type="string" calcext:value-type="string">
            <text:p>stdev_mse</text:p>
          </table:table-cell>
          <table:table-cell office:value-type="float" office:value="0.0686" calcext:value-type="float">
            <text:p>0.0686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table:style-name="ce3" office:value-type="float" office:value="70.69711" calcext:value-type="float">
            <text:p>70.69711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table:style-name="ce3" office:value-type="float" office:value="55.78736" calcext:value-type="float">
            <text:p>55.787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3T14:01:18.084189780</dc:date>
    <meta:editing-duration>PT28M18S</meta:editing-duration>
    <meta:editing-cycles>3</meta:editing-cycles>
    <meta:generator>LibreOffice/6.0.7.3$Linux_X86_64 LibreOffice_project/00m0$Build-3</meta:generator>
    <meta:document-statistic meta:table-count="1" meta:cell-count="14" meta:object-count="0"/>
  </office:meta>
</office:document-meta>
</file>